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 O" svg:font-family="'Linux Libertine O'" style:font-adornments="Standard" style:font-family-generic="modern" style:font-pitch="variable"/>
    <style:font-face style:name="Montserrat" svg:font-family="Montserrat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 O" svg:font-family="'Linux Libertine O'" style:font-adornments="Standard" style:font-family-generic="modern" style:font-pitch="variable"/>
    <style:font-face style:name="Montserrat" svg:font-family="Montserrat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family="'Linux Libertine O'" style:font-style-name="Standard" style:font-family-generic="moder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ontserrat" fo:font-family="Montserrat" style:font-style-name="Standard" style:font-family-generic="moder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15.24cm" fo:page-height="22.86cm" style:num-format="1" style:print-orientation="portrait" fo:margin-top="2.54cm" fo:margin-bottom="2.54cm" fo:margin-left="2.54cm" fo:margin-right="2.54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6-02T12:24:51.370000000</dc:date>
    <meta:editing-duration>PT41M21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